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5fa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Kubernets SetUp for GCP</text:h>
      <text:p text:style-name="Text_20_body"/>
      <text:p text:style-name="Text_20_body">1. Add the Cloud SDK distribution URI as a package source:</text:p>
      <text:p text:style-name="Text_20_body"><text:span text:style-name="Source_20_Text">echo "deb [signed-by=/usr/share/keyrings/cloud.google.gpg] https://packages.cloud.google.com/apt cloud-sdk main" | sudo tee -a /etc/apt/sources.list.d/google-cloud-sdk.list</text:span></text:p>
      <text:p text:style-name="Text_20_body"/>
      <text:p text:style-name="Text_20_body">2. Make sure you have apt-transport-https installed:</text:p>
      <text:p text:style-name="Text_20_body"><text:span text:style-name="Source_20_Text">apt-get install apt-transport-https ca-certificates</text:span></text:p>
      <text:p text:style-name="Text_20_body"/>
      <text:p text:style-name="Text_20_body">3. Import the Google Cloud public key:</text:p>
      <text:p text:style-name="Text_20_body"><text:span text:style-name="Source_20_Text">curl https://packages.cloud.google.com/apt/doc/apt-key.gpg | sudo apt-key --keyring /usr/share/keyrings/cloud.google.gpg add -</text:span></text:p>
      <text:p text:style-name="Text_20_body"/>
      <text:p text:style-name="Text_20_body">4. Update and install the Cloud SDK:</text:p>
      <text:p text:style-name="P1">sudo apt-get update &amp;&amp; sudo apt-get install google-cloud-sdk</text:p>
      <text:p text:style-name="Text_20_body">5. Install Additional Packages:</text:p>
      <text:p text:style-name="P1">sudo apt-get install google-cloud-sdk-app-engine-pythonsudo apt-get install google-cloud-sdk-app-engine-python-extrassudo apt-get install google-cloud-sdk-app-engine-javasudo apt-get install google-cloud-sdk-app-engine-gosudo apt-get install google-cloud-sdk-datalabsudo apt-get install google-cloud-sdk-datastore-emulatorsudo apt-get install google-cloud-sdk-pubsub-emulatorsudo apt-get install google-cloud-sdk-cbtsudo apt-get install google-cloud-sdk-cloud-build-localsudo apt-get install google-cloud-sdk-bigtable-emulatorsudo apt-get install kubectl</text:p>
      <text:p text:style-name="Text_20_body"/>
      <text:p text:style-name="Text_20_body">6. Initialize GCloud CLI:</text:p>
      <text:p text:style-name="Text_20_body"><text:span text:style-name="Source_20_Text">gcloud init</text:span></text:p>
      <text:p text:style-name="Text_20_body"/>
      <text:p text:style-name="Text_20_body">7. Set Google Project to Work On:</text:p>
      <text:p text:style-name="Text_20_body"><text:span text:style-name="Source_20_Text">gcloud config set project test-1512061290775</text:span></text:p>
      <text:p text:style-name="Text_20_body"/>
      <text:p text:style-name="Text_20_body">8. List All the Installed Components</text:p>
      <text:p text:style-name="Text_20_body"><text:span text:style-name="Source_20_Text">gcloud components list</text:span></text:p>
      <text:p text:style-name="Text_20_body"><text:soft-page-break/></text:p>
      <text:p text:style-name="Text_20_body">9. Set Deployment/Compute Engine Zone:</text:p>
      <text:p text:style-name="Text_20_body"><text:span text:style-name="Source_20_Text">gcloud config set compute/zone europe-west3-</text:span><text:span text:style-name="Source_20_Text"><text:span text:style-name="T1">a</text:span></text:span></text:p>
      <text:p text:style-name="Text_20_body"/>
      <text:p text:style-name="Text_20_body">10. Enable Few APIs on Your Project</text:p>
      <text:p text:style-name="P1">Compute Engine APIKubernetes Engine APIGoogle Container Registry AP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5:45:31.852620806</meta:creation-date>
    <dc:date>2020-04-11T18:01:53.561166122</dc:date>
    <meta:editing-duration>PT17H56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159" meta:character-count="1558" meta:non-whitespace-character-count="1421"/>
  </office:meta>
</office:document-meta>
</file>